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" fo:font-size="96pt" fo:font-weight="bold" officeooo:rsid="001b9e6a" officeooo:paragraph-rsid="00045624" style:font-size-asian="96pt" style:font-weight-asian="bold" style:font-size-complex="9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Sans" fo:font-size="96pt" fo:font-weight="bold" officeooo:rsid="00045624" officeooo:paragraph-rsid="00045624" style:font-size-asian="96pt" style:font-weight-asian="bold" style:font-size-complex="9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oto Sans" fo:font-size="128pt" fo:font-weight="bold" officeooo:rsid="001b9e6a" officeooo:paragraph-rsid="00045624" style:font-size-asian="128pt" style:font-weight-asian="bold" style:font-size-complex="128pt" style:font-weight-complex="bold"/>
    </style:style>
    <style:style style:name="T1" style:family="text">
      <style:text-properties officeooo:rsid="000456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">HBK-Gebäude</text:p>
      <text:p text:style-name="P1"/>
      <text:p text:style-name="P3">Vorträge</text:p>
      <text:p text:style-name="P3"><text:span text:style-name="T1">und </text:span>Worksho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7:26:39.474000000</meta:creation-date>
    <meta:print-date>2019-07-31T17:56:06.577000000</meta:print-date>
    <dc:date>2019-07-31T18:00:42.966000000</dc:date>
    <meta:editing-duration>PT24M</meta:editing-duration>
    <meta:editing-cycles>1</meta:editing-cycles>
    <meta:document-statistic meta:table-count="0" meta:image-count="0" meta:object-count="0" meta:page-count="1" meta:paragraph-count="3" meta:word-count="4" meta:character-count="32" meta:non-whitespace-character-count="31"/>
    <meta:generator>LibreOffice/6.1.0.3$Windows_X86_64 LibreOffice_project/efb621ed25068d70781dc026f7e9c5187a4decd1</meta:generator>
  </office:meta>
</office:document-meta>
</file>